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3">
      <style:text-properties fo:font-weight="normal" style:font-weight-asian="normal" style:font-weight-complex="normal"/>
    </style:style>
    <style:style style:name="P7" style:family="paragraph" style:parent-style-name="Standard" style:list-style-name="L3"/>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fo:font-weight="normal" style:font-weight-asian="normal" style:font-weight-complex="normal"/>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following is not a proper documentation, just a brief description of what we have implemented in project1.</text:p>
      <text:p text:style-name="Standard"/>
      <text:p text:style-name="Standard"/>
      <text:p text:style-name="Standard"/>
      <text:p text:style-name="Standard"/>
      <text:p text:style-name="Standard">Changes for implementing 1.1 Alarm clock-</text:p>
      <text:p text:style-name="P1">structures(in .c files)-</text:p>
      <text:p text:style-name="P1">1)timer.c-</text:p>
      <text:p text:style-name="P1"><text:span text:style-name="T2">compare_block_list</text:span><text:span text:style-name="T1"> </text:span>(const struct list_elem *a , const struct list_elem *b , void *aux_ UNUSED)</text:p>
      <text:p text:style-name="Standard">it is a simple function to compare two list elements . It is used in many other functions foe comparing two elements.</text:p>
      <text:p text:style-name="Standard"><text:span text:style-name="T1"><text:s/>2)timer_sleep</text:span> (int64_t ticks)</text:p>
      <text:p text:style-name="Standard">if the wake up time of thread is greater than the current timer ticks , then the thread is put to sleep and inserted in list of blocked threads in order of decreasing wake up time <text:s/>and if its curent status is running, it is set to be blocked. This is implementation is done by disabling interrupts and after finishing, reenablinf old interrupts.</text:p>
      <text:p text:style-name="Standard"><text:span text:style-name="T1">3)timer_interrupt</text:span> (struct intr_frame *args UNUSED)</text:p>
      <text:p text:style-name="Standard">it keeps on checking whether the wake up time has become equal to the ticks, if so, thread is waked up and it is removed from blocked list abd added to ready queue.</text:p>
      <text:p text:style-name="Standard"/>
      <text:p text:style-name="Standard"/>
      <text:p text:style-name="Standard">Changes for implementing Synchronization:-</text:p>
      <text:p text:style-name="Standard">priority donation and scheduling:-</text:p>
      <text:p text:style-name="P2">thread.h:-</text:p>
      <text:p text:style-name="P2">these are the following variables declared</text:p>
      <text:p text:style-name="Standard">int orig_priority; <text:s text:c="16"/>/* variable to store priority</text:p>
      <text:p text:style-name="Standard"><text:s/>struct list_elem allelem; <text:s text:c="10"/>/* List element for all threads list. */ </text:p>
      <text:p text:style-name="Standard">struct lock *thread_lock; <text:s text:c="3"/>/* variable of lock type </text:p>
      <text:p text:style-name="Standard"><text:s text:c="2"/>struct list_elem elem; <text:s text:c="4"/>/* element of list</text:p>
      <text:p text:style-name="Standard">extern struct list block_list; </text:p>
      <text:p text:style-name="Standard">extern struct list ready_list;</text:p>
      <text:p text:style-name="Standard"/>
      <text:p text:style-name="Standard">void yield_on_priority(void); </text:p>
      <text:p text:style-name="Standard">/* this functions checks if the priority of the current running thread is less than the priority of the first thread in the ready list </text:p>
      <text:p text:style-name="Standard">.if this is true then thread_yield is called</text:p>
      <text:p text:style-name="Standard"/>
      <text:p text:style-name="P2">thread.c</text:p>
      <text:p text:style-name="P2"/>
      <text:p text:style-name="P2">1)thread_init</text:p>
      <text:p text:style-name="P3">block list is also initialized.</text:p>
      <text:p text:style-name="P3"/>
      <text:p text:style-name="P3"><text:span text:style-name="T1">2)compare_ready_list</text:span> (const struct list_elem *a , const struct list_elem *b , void *aux_ UNUSED)</text:p>
      <text:p text:style-name="P3">to compare the elements of ready list.</text:p>
      <text:p text:style-name="P3"><text:span text:style-name="T1">3) compare_priority – </text:span>to compare priority of 2 threads.</text:p>
      <text:p text:style-name="P3">4)t<text:span text:style-name="T1">hread_block</text:span> (void) – the thread is blocked and schedule is called to scheduel teh next thread.</text:p>
      <text:list xml:id="list1719617383" text:style-name="L1">
        <text:list-item>
          <text:p text:style-name="P4"><text:span text:style-name="T1">thread_unblock </text:span>(struct thread *t) – the thread is put in the ready list in ordered manner of priority.</text:p>
        </text:list-item>
      </text:list>
      <text:list xml:id="list281072594" text:style-name="L2">
        <text:list-item>
          <text:p text:style-name="P5"><text:span text:style-name="T1">thread_yield </text:span>:- it yields teh current thread.</text:p>
        </text:list-item>
      </text:list>
      <text:list xml:id="list1937772736" text:style-name="L3">
        <text:list-item>
          <text:p text:style-name="P6"><text:span text:style-name="T1">thread_set_priority:- </text:span>it sets the priority of current current to new prority . It checks if the lock acuired by current thread is zero, then priority is chanegd and yield_on_priority <text:s/>is <text:soft-page-break/>called. </text:p>
        </text:list-item>
        <text:list-item>
          <text:p text:style-name="P7"><text:span text:style-name="T3">void </text:span><text:span text:style-name="T1">yield_on_priorit</text:span><text:span text:style-name="T3">y(void) -this functions checks if the priority of the current running thread is less than the priority of the first thread in the ready list ,if this is true then thread_yield is called</text:span></text:p>
        </text:list-item>
      </text:list>
      <text:p text:style-name="P3">Apart from these changes many small changed have ben made to certain functions, like thread_get_name, get_priority etc.</text:p>
      <text:p text:style-name="P2">Synch.h</text:p>
      <text:p text:style-name="P2"><text:s text:c="2"/>1)struct list_elem holder_elem;</text:p>
      <text:p text:style-name="P3"><text:s/>element to be stored in the locks_acquired list of the holder thread. This is declared in struct lock</text:p>
      <text:p text:style-name="P3"/>
      <text:p text:style-name="P3">2) int priority_on_releasing_lock(struct lock *);- <text:s/>this is function declaration.</text:p>
      <text:p text:style-name="P2">Synch.h</text:p>
      <text:p text:style-name="P2">1)compare_waiters_list<text:span text:style-name="T3">:- this is used to comapre elements of waiters list.</text:span></text:p>
      <text:p text:style-name="P2"><text:span text:style-name="T3">2)</text:span>sema_down<text:span text:style-name="T3"> (struct semaphore *sema):-</text:span></text:p>
      <text:p text:style-name="P3">if the value of semaphore is zero then, it is inserted into list of waiting threads and the thread is blocked.</text:p>
      <text:p text:style-name="P3"><text:span text:style-name="T1">3)sema_up (s</text:span>truct semaphore *sema) :- <text:s/>in this fucntion the list of semaphore waiters is checked and the the waiters are arranged in sorted order.</text:p>
      <text:p text:style-name="P3"><text:span text:style-name="T1">4)lock_acquire </text:span>(struct lock *lock):- first interrupts are disable, and then if lock holder is null, then lock of current thread is set to 'lock '. further check is done to see if priority of lock holder is less then priority of current thread, then priority of lock holder is set to priority of current thread.</text:p>
      <text:p text:style-name="P3">If status of lock holder is blocked, anf further if lock holder -&gt; thread lock is not Null then the list of semaphore waiters is sorted (of lock holder -&gt; thread lock ).</text:p>
      <text:p text:style-name="P3">if status of lock holder is ready then, ready list is sorted.</text:p>
      <text:p text:style-name="P3">Next in this function, priority chain donation is implemented in the while loop.</text:p>
      <text:p text:style-name="P3">Then interrupt is set to old one, and yield_on priority is called.</text:p>
      <text:p text:style-name="P3"><text:span text:style-name="T1">5)int priority_on_releasing_lock</text:span>(struct lock *lock):- this is the function made by us to assign the priority to the thread when it releass lock its original priority i.e, during priority donation , the priorities were changed, but when thread releases lock, its priority is made equal to original priority.</text:p>
      <text:p text:style-name="P3"><text:span text:style-name="T1">6) lock_releas</text:span>e (struct lock *lock) :- it checks if semaphore waiters list is not empty then first thread is taken from the waiters list thread is given lock as Null.</text:p>
      <text:p text:style-name="P3">Also the priority of thread holders are changed appropriately.</text:p>
      <text:p text:style-name="P3"><text:span text:style-name="T1">7) compare_condition_list </text:span>(const struct list_elem *a , const struct list_elem *b , void *aux_ UN)</text:p>
      <text:p text:style-name="P3">it compares 2 elements of condition list .</text:p>
      <text:p text:style-name="P3"/>
      <text:p text:style-name="P3">Also many other small changes have been made to other functions. Also in struct semaphore_elem , a new variable priority is also declared. Which is used in lock_release.</text:p>
      <text:p text:style-name="P3"/>
      <text:p text:style-name="P2">BSD scheduling</text:p>
      <text:p text:style-name="P3">in this a new file is added <text:span text:style-name="T1">fixed point.h</text:span> in which all the macros of multipication , addition, division etc are defined when are used further for BSD scheduling .</text:p>
      <text:p text:style-name="P3">In <text:span text:style-name="T1">thread.h:-</text:span></text:p>
      <text:p text:style-name="P3">these two variables are declared </text:p>
      <text:p text:style-name="P3"><text:s text:c="3"/>int nice; </text:p>
      <text:p text:style-name="P3"><text:s text:c="3"/>int recent_cpu;</text:p>
      <text:p text:style-name="P3">in<text:span text:style-name="T1"> thread.c</text:span></text:p>
      <text:p text:style-name="P3"><text:span text:style-name="T1">1)thread_tick</text:span> (void) :- this function checks if thread_mlfqs is true then bsd scheduling is implemented.</text:p>
      <text:p text:style-name="P3">2) thread_set_nice: set nice values of current thread</text:p>
      <text:p text:style-name="P3">3) thread_get nice:- get current nice value </text:p>
      <text:p text:style-name="P3">4) cal_priority:- make <text:s/>to calulate priority </text:p>
      <text:p text:style-name="P3">5) get_recent_cpu:- to get recent_cpu time </text:p>
      <text:p text:style-name="P3"><text:soft-page-break/>many other such functions are implemented.</text:p>
      <text:p text:style-name="P3"/>
      <text:p text:style-name="P3">ALL the tests are running.</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havi </meta:initial-creator>
    <meta:creation-date>2010-11-20T18:57:22</meta:creation-date>
    <dc:date>2010-11-22T21:48:56</dc:date>
    <dc:creator>chhavi </dc:creator>
    <meta:editing-duration>PT03H34M23S</meta:editing-duration>
    <meta:editing-cycles>6</meta:editing-cycles>
    <meta:generator>OpenOffice.org/3.2$Linux OpenOffice.org_project/320m12$Build-9483</meta:generator>
    <meta:document-statistic meta:table-count="0" meta:image-count="0" meta:object-count="0" meta:page-count="3" meta:paragraph-count="69" meta:word-count="874" meta:character-count="5386"/>
  </office:meta>
</office:document-meta>
</file>